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d66" officeooo:paragraph-rsid="00001d66"/>
    </style:style>
    <style:style style:name="P2" style:family="paragraph" style:parent-style-name="Standard">
      <style:text-properties officeooo:rsid="00008fb2" officeooo:paragraph-rsid="00008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oding Barrel </text:p>
      <text:p text:style-name="P1"/>
      <text:p text:style-name="P1">Sphere Component/</text:p>
      <text:p text:style-name="P1">Collision –</text:p>
      <text:p text:style-name="P1"><text:tab/>Simulation Generates Hit Events Yes</text:p>
      <text:p text:style-name="P1"><text:tab/>Generate overlap events <text:s text:c="15"/>No</text:p>
      <text:p text:style-name="P1"><text:tab/>Collision Preset <text:tab/> <text:tab/>Barrel</text:p>
      <text:p text:style-name="P1"><text:tab/>Barrel</text:p>
      <text:p text:style-name="P1"><text:tab/><text:tab/>Collision Enabled</text:p>
      <text:p text:style-name="P1"><text:tab/><text:tab/>Physics Body</text:p>
      <text:p text:style-name="P1"><text:tab/><text:tab/>Block only world dynamic</text:p>
      <text:p text:style-name="P1"><text:tab/><text:tab/> </text:p>
      <text:p text:style-name="P1">Physics<text:tab/>No Physics</text:p>
      <text:p text:style-name="P1"/>
      <text:p text:style-name="P1">Mesh Component <text:s/>Simulate Generates Hit Events No</text:p>
      <text:p text:style-name="P1"><text:tab/> <text:s text:c="11"/>Generate overlap <text:tab/> <text:s text:c="4"/>No</text:p>
      <text:p text:style-name="P1"><text:tab/> <text:s text:c="11"/>Collision Preset <text:s text:c="24"/>Default</text:p>
      <text:p text:style-name="P1"/>
      <text:p text:style-name="P2">Does the collision object have to block to set off on hit ev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8:17:59.295000000</dc:date>
    <meta:editing-duration>PT3H14M46S</meta:editing-duration>
    <meta:editing-cycles>1</meta:editing-cycles>
    <meta:document-statistic meta:table-count="0" meta:image-count="0" meta:object-count="0" meta:page-count="1" meta:paragraph-count="16" meta:word-count="55" meta:character-count="447" meta:non-whitespace-character-count="317"/>
    <meta:generator>LibreOffice/7.3.0.3$Windows_X86_64 LibreOffice_project/0f246aa12d0eee4a0f7adcefbf7c878fc2238db3</meta:generator>
  </office:meta>
</office:document-meta>
</file>